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5.5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0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8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8.1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90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147cm" fo:min-width="8.164cm" fo:padding-top="0cm" fo:padding-bottom="0cm" fo:padding-left="0cm" fo:padding-right="0cm"/>
    </style:style>
    <style:style style:name="gr14" style:family="graphic" style:parent-style-name="objectwithoutfill">
      <style:graphic-properties svg:stroke-width="0.028cm" draw:marker-start="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objectwithoutfill">
      <style:graphic-properties svg:stroke-width="0.028cm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03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1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.003cm" svg:stroke-color="#231f20" draw:stroke-linejoin="miter" svg:stroke-linecap="butt" draw:fill="none" fo:padding-top="0.001cm" fo:padding-bottom="0.001cm" fo:padding-left="0.001cm" fo:padding-right="0.001cm"/>
    </style:style>
    <style:style style:name="gr22" style:family="graphic" style:parent-style-name="standard">
      <style:graphic-properties draw:stroke="none" draw:fill="solid" draw:fill-color="#231f20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02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28" style:family="graphic" style:parent-style-name="standard">
      <style:graphic-properties draw:stroke="none" draw:fill="solid" draw:fill-color="#ffffff"/>
    </style:style>
    <style:style style:name="gr29" style:family="graphic" style:parent-style-name="standard">
      <style:graphic-properties draw:stroke="solid" svg:stroke-width="0.001cm" svg:stroke-color="#231f20" draw:stroke-linejoin="miter" svg:stroke-linecap="butt" draw:fill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2.29999995231628pt" style:font-size-asian="2.29999995231628pt" style:font-size-complex="2.29999995231628pt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solid" draw:fill-color="#ffffff"/>
    </style:style>
    <style:style style:name="T1" style:family="text">
      <style:text-properties fo:color="#000000" style:font-name="Verdana" fo:font-size="12pt" fo:font-weight="bold" style:font-size-asian="12pt" style:font-name-complex="Verdana" style:font-size-complex="12pt" style:font-weight-complex="bold"/>
    </style:style>
    <style:style style:name="T2" style:family="text">
      <style:text-properties fo:color="#000000" style:font-name="Verdana" fo:font-size="12pt" style:font-size-asian="12pt" style:font-name-complex="Verdana" style:font-size-complex="12pt"/>
    </style:style>
    <style:style style:name="T3" style:family="text">
      <style:text-properties fo:color="#000000" style:font-name="Verdana" fo:font-size="10pt" fo:font-style="italic" style:font-size-asian="10pt" style:font-name-complex="Verdana" style:font-size-complex="10pt" style:font-style-complex="italic"/>
    </style:style>
    <style:style style:name="T4" style:family="text">
      <style:text-properties fo:color="#000000" style:font-name="Verdana" fo:font-size="9pt" style:font-size-asian="9pt" style:font-name-complex="Verdana" style:font-size-complex="9pt"/>
    </style:style>
    <style:style style:name="T5" style:family="text">
      <style:text-properties fo:color="#231f20" style:font-name="|______Helvetica" fo:font-size="2.29999995231628pt" fo:font-weight="bold" style:font-size-asian="2.29999995231628pt" style:font-name-complex="|______Helvetica" style:font-size-complex="2.29999995231628pt" style:font-weight-complex="bold"/>
    </style:style>
    <style:style style:name="T6" style:family="text">
      <style:text-properties fo:color="#231f20" style:font-name="ZapfDingbats" fo:font-size="2.29999995231628pt" style:font-size-asian="2.29999995231628pt" style:font-name-complex="ZapfDingbats" style:font-size-complex="2.299999952316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22cm" svg:height="1.017cm" svg:x="4.7cm" svg:y="2.283cm">
          <draw:text-box>
            <text:p text:style-name="P1"><text:span text:style-name="T1">Utlägg för</text:span></text:p>
            <text:p text:style-name="P1"><text:span text:style-name="T1">Datateknologsektionen</text:span></text:p>
          </draw:text-box>
        </draw:frame>
        <draw:frame draw:style-name="gr2" draw:text-style-name="P2" draw:layer="layout" svg:width="1.59cm" svg:height="0.509cm" svg:x="2.1cm" svg:y="5cm">
          <draw:text-box>
            <text:p text:style-name="P1"><text:span text:style-name="T2">Namn: </text:span></text:p>
          </draw:text-box>
        </draw:frame>
        <draw:frame draw:style-name="gr3" draw:text-style-name="P2" draw:layer="layout" svg:width="1.488cm" svg:height="0.509cm" svg:x="2.1cm" svg:y="6cm">
          <draw:text-box>
            <text:p text:style-name="P1"><text:span text:style-name="T2">E-Mail:</text:span></text:p>
          </draw:text-box>
        </draw:frame>
        <draw:frame draw:style-name="gr4" draw:text-style-name="P2" draw:layer="layout" svg:width="1.75cm" svg:height="0.509cm" svg:x="2.103cm" svg:y="7cm">
          <draw:text-box>
            <text:p text:style-name="P1"><text:span text:style-name="T2">Telefon:</text:span></text:p>
          </draw:text-box>
        </draw:frame>
        <draw:frame draw:style-name="gr5" draw:text-style-name="P2" draw:layer="layout" svg:width="1.255cm" svg:height="0.509cm" svg:x="2.103cm" svg:y="8cm">
          <draw:text-box>
            <text:p text:style-name="P1"><text:span text:style-name="T2">Bank:</text:span></text:p>
          </draw:text-box>
        </draw:frame>
        <draw:frame draw:style-name="gr6" draw:text-style-name="P2" draw:layer="layout" svg:width="1.539cm" svg:height="0.509cm" svg:x="2.103cm" svg:y="9cm">
          <draw:text-box>
            <text:p text:style-name="P1"><text:span text:style-name="T2">Clr.nr.:</text:span></text:p>
          </draw:text-box>
        </draw:frame>
        <draw:frame draw:style-name="gr7" draw:text-style-name="P2" draw:layer="layout" svg:width="2.034cm" svg:height="0.509cm" svg:x="2.103cm" svg:y="10cm">
          <draw:text-box>
            <text:p text:style-name="P1"><text:span text:style-name="T2">Kontonr.:</text:span></text:p>
          </draw:text-box>
        </draw:frame>
        <draw:frame draw:style-name="gr8" draw:text-style-name="P2" draw:layer="layout" svg:width="4.417cm" svg:height="0.509cm" svg:x="2.103cm" svg:y="11.747cm">
          <draw:text-box>
            <text:p text:style-name="P1"><text:span text:style-name="T2">Anledning till utlägg:</text:span></text:p>
          </draw:text-box>
        </draw:frame>
        <draw:frame draw:style-name="gr9" draw:text-style-name="P2" draw:layer="layout" svg:width="1.822cm" svg:height="0.509cm" svg:x="2.078cm" svg:y="18.491cm">
          <draw:text-box>
            <text:p text:style-name="P1"><text:span text:style-name="T2">Summa:</text:span></text:p>
          </draw:text-box>
        </draw:frame>
        <draw:frame draw:style-name="gr10" draw:text-style-name="P2" draw:layer="layout" svg:width="8.117cm" svg:height="0.509cm" svg:x="2.103cm" svg:y="22.727cm">
          <draw:text-box>
            <text:p text:style-name="P1"><text:span text:style-name="T1">___________________________</text:span></text:p>
          </draw:text-box>
        </draw:frame>
        <draw:frame draw:style-name="gr11" draw:text-style-name="P3" draw:layer="layout" svg:width="5.416cm" svg:height="0.424cm" svg:x="3.464cm" svg:y="23.243cm">
          <draw:text-box>
            <text:p text:style-name="P1"><text:span text:style-name="T3">Signatur, betalningsmottagare</text:span></text:p>
          </draw:text-box>
        </draw:frame>
        <draw:frame draw:style-name="gr10" draw:text-style-name="P2" draw:layer="layout" svg:width="8.117cm" svg:height="0.509cm" svg:x="2.103cm" svg:y="26.142cm">
          <draw:text-box>
            <text:p text:style-name="P1"><text:span text:style-name="T1">___________________________</text:span></text:p>
          </draw:text-box>
        </draw:frame>
        <draw:frame draw:style-name="gr12" draw:text-style-name="P3" draw:layer="layout" svg:width="2.902cm" svg:height="0.424cm" svg:x="4.72cm" svg:y="26.658cm">
          <draw:text-box>
            <text:p text:style-name="P1"><text:span text:style-name="T3">Signatur, kassör</text:span></text:p>
          </draw:text-box>
        </draw:frame>
        <draw:frame draw:style-name="gr13" draw:text-style-name="P4" draw:layer="layout" svg:width="8.164cm" svg:height="1.147cm" svg:x="10.7cm" svg:y="1.6cm">
          <draw:text-box>
            <text:p text:style-name="P1"><text:span text:style-name="T4">Fäst betalningsunderlag här</text:span></text:p>
            <text:p text:style-name="P1"><text:span text:style-name="T4"/></text:p>
            <text:p text:style-name="P1"><text:span text:style-name="T4">Större kvitton ska fästas bakom denna utläggslapp</text:span></text:p>
          </draw:text-box>
        </draw:frame>
        <draw:line draw:style-name="gr14" draw:text-style-name="P5" draw:layer="layout" svg:x1="4.3cm" svg:y1="10.5cm" svg:x2="10.1cm" svg:y2="10.5cm">
          <text:p/>
        </draw:line>
        <draw:line draw:style-name="gr14" draw:text-style-name="P5" draw:layer="layout" svg:x1="4.3cm" svg:y1="9.5cm" svg:x2="10.1cm" svg:y2="9.5cm">
          <text:p/>
        </draw:line>
        <draw:line draw:style-name="gr14" draw:text-style-name="P5" draw:layer="layout" svg:x1="4.3cm" svg:y1="8.5cm" svg:x2="10.1cm" svg:y2="8.5cm">
          <text:p/>
        </draw:line>
        <draw:line draw:style-name="gr14" draw:text-style-name="P5" draw:layer="layout" svg:x1="4.3cm" svg:y1="7.5cm" svg:x2="10.1cm" svg:y2="7.5cm">
          <text:p/>
        </draw:line>
        <draw:line draw:style-name="gr14" draw:text-style-name="P5" draw:layer="layout" svg:x1="4.3cm" svg:y1="6.509cm" svg:x2="10.1cm" svg:y2="6.509cm">
          <text:p/>
        </draw:line>
        <draw:line draw:style-name="gr14" draw:text-style-name="P5" draw:layer="layout" svg:x1="4.3cm" svg:y1="5.5cm" svg:x2="10.1cm" svg:y2="5.5cm">
          <text:p/>
        </draw:line>
        <draw:line draw:style-name="gr15" draw:text-style-name="P5" draw:layer="layout" svg:x1="2.1cm" svg:y1="13cm" svg:x2="10.3cm" svg:y2="13cm">
          <text:p/>
        </draw:line>
        <draw:line draw:style-name="gr15" draw:text-style-name="P5" draw:layer="layout" svg:x1="2.1cm" svg:y1="14cm" svg:x2="10.3cm" svg:y2="14cm">
          <text:p/>
        </draw:line>
        <draw:line draw:style-name="gr15" draw:text-style-name="P5" draw:layer="layout" svg:x1="2.1cm" svg:y1="15cm" svg:x2="10.3cm" svg:y2="15cm">
          <text:p/>
        </draw:line>
        <draw:line draw:style-name="gr15" draw:text-style-name="P5" draw:layer="layout" svg:x1="2.1cm" svg:y1="16cm" svg:x2="10.3cm" svg:y2="16cm">
          <text:p/>
        </draw:line>
        <draw:line draw:style-name="gr15" draw:text-style-name="P5" draw:layer="layout" svg:x1="2.1cm" svg:y1="17cm" svg:x2="10.3cm" svg:y2="17cm">
          <text:p/>
        </draw:line>
        <draw:line draw:style-name="gr15" draw:text-style-name="P5" draw:layer="layout" svg:x1="4cm" svg:y1="19cm" svg:x2="10.3cm" svg:y2="19cm">
          <text:p/>
        </draw:line>
        <draw:line draw:style-name="gr16" draw:text-style-name="P5" draw:layer="layout" svg:x1="19.5cm" svg:y1="28.2cm" svg:x2="10.6cm" svg:y2="28.2cm">
          <text:p/>
        </draw:line>
        <draw:line draw:style-name="gr16" draw:text-style-name="P5" draw:layer="layout" svg:x1="19.5cm" svg:y1="28.2cm" svg:x2="19.5cm" svg:y2="1.5cm">
          <text:p/>
        </draw:line>
        <draw:line draw:style-name="gr16" draw:text-style-name="P5" draw:layer="layout" svg:x1="10.6cm" svg:y1="28.2cm" svg:x2="10.6cm" svg:y2="1.5cm">
          <text:p/>
        </draw:line>
        <draw:line draw:style-name="gr16" draw:text-style-name="P5" draw:layer="layout" svg:x1="19.5cm" svg:y1="1.5cm" svg:x2="10.6cm" svg:y2="1.5cm">
          <text:p/>
        </draw:line>
        <draw:g>
          <draw:path draw:style-name="gr17" draw:text-style-name="P6" draw:layer="layout" svg:width="2.499cm" svg:height="2.499cm" svg:x="2cm" svg:y="1.5cm" svg:viewBox="0 0 2500 2500" svg:d="M0 1255c3-692 560-1252 1247-1255 693 3 1253 563 1253 1255 0 687-560 1245-1253 1245-687 0-1244-558-1247-1245z">
            <text:p/>
          </draw:path>
          <draw:path draw:style-name="gr18" draw:text-style-name="P7" draw:layer="layout" svg:width="0.158cm" svg:height="0.135cm" svg:x="2.106cm" svg:y="2.514cm" svg:viewBox="0 0 159 136" svg:d="M97 136c13 0 23-2 31-8 18-7 28-25 31-49 5-41-23-72-73-78-46-7-80 19-85 60-5 36 13 65 47 70l5-31c-21-3-29-16-26-36 2-24 23-34 54-32 37 6 55 21 52 47-2 11-8 18-15 24-3 2-11 2-19 5z">
            <text:p/>
          </draw:path>
          <draw:polygon draw:style-name="gr18" draw:text-style-name="P7" draw:layer="layout" svg:width="0.155cm" svg:height="0.126cm" svg:x="2.101cm" svg:y="2.672cm" svg:viewBox="0 0 156 127" draw:points="70,93 3,93 3,127 156,124 156,91 99,93 99,34 153,31 153,0 0,5 0,34 70,34">
            <text:p/>
          </draw:polygon>
          <draw:path draw:style-name="gr18" draw:text-style-name="P7" draw:layer="layout" svg:width="0.165cm" svg:height="0.139cm" svg:x="2.101cm" svg:y="2.833cm" svg:viewBox="0 0 166 140" svg:d="M47 93l-29 16 5 31 143-75-5-36-161-29 5 31 34 8zM70 80l-5-39 62 11z">
            <text:p/>
          </draw:path>
          <draw:polygon draw:style-name="gr18" draw:text-style-name="P7" draw:layer="layout" svg:width="0.157cm" svg:height="0.142cm" svg:x="2.132cm" svg:y="2.968cm" svg:viewBox="0 0 158 143" draw:points="158,31 150,0 0,41 29,143 52,135 34,65">
            <text:p/>
          </draw:polygon>
          <draw:polygon draw:style-name="gr18" draw:text-style-name="P7" draw:layer="layout" svg:width="0.196cm" svg:height="0.196cm" svg:x="2.171cm" svg:y="3.082cm" svg:viewBox="0 0 197 197" draw:points="122,41 23,112 36,143 156,119 47,169 60,197 197,137 179,93 60,114 158,44 140,0 0,60 13,88">
            <text:p/>
          </draw:polygon>
          <draw:polygon draw:style-name="gr18" draw:text-style-name="P7" draw:layer="layout" svg:width="0.188cm" svg:height="0.181cm" svg:x="2.257cm" svg:y="3.222cm" svg:viewBox="0 0 189 182" draw:points="70,75 114,135 135,119 96,60 124,41 166,106 189,91 127,0 0,86 62,182 86,163 39,96">
            <text:p/>
          </draw:polygon>
          <draw:path draw:style-name="gr18" draw:text-style-name="P7" draw:layer="layout" svg:width="0.181cm" svg:height="0.194cm" svg:x="2.34cm" svg:y="3.339cm" svg:viewBox="0 0 182 195" svg:d="M67 86l21 26c11 10 8 18 0 25-2 3-2 3-5 6-3 2-8 5-8 5-10 10-15 13-18 21l21 26 5-6c0-5 0-7 5-10 34-29 36-31 29-52 15 10 33 8 49-3 8-7 16-18 16-28s-3-21-11-29l-52-67-119 99 21 23zM86 67l31-23 23 29c5 7 10 10 10 15s-5 11-10 13c-5 5-13 8-16 8-5-3-7-5-12-10z">
            <text:p/>
          </draw:path>
          <draw:path draw:style-name="gr18" draw:text-style-name="P7" draw:layer="layout" svg:width="0.154cm" svg:height="0.159cm" svg:x="2.462cm" svg:y="3.463cm" svg:viewBox="0 0 155 160" svg:d="M142 94c11-10 13-18 13-31 0-15-8-31-23-44-26-23-55-26-73-5-15 18-15 34 3 60l13 15c13 18 15 26 8 39-8 8-24 8-37-5-18-18-20-31-7-44l-26-21c-21 26-16 55 13 81 31 25 59 28 80 5 16-16 16-37 0-60l-16-18c-13-18-15-26-7-34 7-8 20-8 31 5 15 13 18 26 8 37z">
            <text:p/>
          </draw:path>
          <draw:frame draw:style-name="gr19" draw:text-style-name="P8" draw:layer="layout" svg:width="0.201cm" svg:height="0.234cm" draw:transform="rotate (-0.651531409769483) translate (2.672cm 3.502cm)">
            <draw:text-box>
              <text:p text:style-name="P1"><text:span text:style-name="T5"><text:s/></text:span></text:p>
            </draw:text-box>
          </draw:frame>
          <draw:polygon draw:style-name="gr18" draw:text-style-name="P7" draw:layer="layout" svg:width="0.134cm" svg:height="0.17cm" svg:x="2.721cm" svg:y="3.598cm" svg:viewBox="0 0 135 171" draw:points="83,54 124,73 135,49 23,0 13,23 57,41 0,158 31,171">
            <text:p/>
          </draw:polygon>
          <draw:polygon draw:style-name="gr18" draw:text-style-name="P7" draw:layer="layout" svg:width="0.155cm" svg:height="0.181cm" svg:x="2.83cm" svg:y="3.66cm" svg:viewBox="0 0 156 182" draw:points="52,91 122,114 130,91 60,65 70,34 148,60 156,36 49,0 0,145 106,182 119,156 39,130">
            <text:p/>
          </draw:polygon>
          <draw:polygon draw:style-name="gr18" draw:text-style-name="P7" draw:layer="layout" svg:width="0.149cm" svg:height="0.17cm" svg:x="2.978cm" svg:y="3.707cm" svg:viewBox="0 0 150 171" draw:points="36,106 54,93 96,166 132,171 78,75 150,21 114,16 44,70 54,5 23,0 0,150 29,156">
            <text:p/>
          </draw:polygon>
          <draw:polygon draw:style-name="gr18" draw:text-style-name="P7" draw:layer="layout" svg:width="0.129cm" svg:height="0.155cm" svg:x="3.131cm" svg:y="3.73cm" svg:viewBox="0 0 130 156" draw:points="93,156 124,156 130,3 99,3 96,104 36,0 5,0 0,153 31,153 34,47">
            <text:p/>
          </draw:polygon>
          <draw:polygon draw:style-name="gr18" draw:text-style-name="P7" draw:layer="layout" svg:width="0.043cm" svg:height="0.155cm" svg:x="3.294cm" svg:y="3.735cm" svg:viewBox="0 0 44 156" draw:points="34,0 0,3 10,156 44,153">
            <text:p/>
          </draw:polygon>
          <draw:path draw:style-name="gr18" draw:text-style-name="P7" draw:layer="layout" svg:width="0.131cm" svg:height="0.159cm" svg:x="3.354cm" svg:y="3.717cm" svg:viewBox="0 0 132 160" svg:d="M115 42c-3-13-5-23-15-31-11-10-29-13-50-10-39 8-54 28-49 60 3 20 16 31 49 31h21c21 0 31 5 31 18 3 10-8 21-26 23-21 5-34-2-39-18l-28 5c5 31 33 44 70 39 39-8 57-28 52-60-3-23-16-33-44-33h-26c-24 0-32-3-34-16 0-10 8-18 26-21 18-2 31 3 34 19z">
            <text:p/>
          </draw:path>
          <draw:polygon draw:style-name="gr18" draw:text-style-name="P7" draw:layer="layout" svg:width="0.175cm" svg:height="0.183cm" svg:x="3.478cm" svg:y="3.673cm" svg:viewBox="0 0 176 184" draw:points="62,127 73,106 140,156 176,145 86,80 122,0 88,13 52,93 31,31 0,39 49,184 78,176">
            <text:p/>
          </draw:polygon>
          <draw:path draw:style-name="gr18" draw:text-style-name="P7" draw:layer="layout" svg:width="0.144cm" svg:height="0.175cm" svg:x="3.662cm" svg:y="3.629cm" svg:viewBox="0 0 145 176" svg:d="M96 106l21 24 28-13-114-117-31 16 18 160 29-13-6-31zM75 88l-36 16-8-60z">
            <text:p/>
          </draw:path>
          <draw:polygon draw:style-name="gr18" draw:text-style-name="P7" draw:layer="layout" svg:width="0.191cm" svg:height="0.194cm" svg:x="3.854cm" svg:y="3.458cm" svg:viewBox="0 0 192 195" draw:points="124,83 169,135 192,114 96,0 73,18 109,62 62,101 26,57 0,78 99,195 124,176 80,119">
            <text:p/>
          </draw:polygon>
          <draw:path draw:style-name="gr20" draw:text-style-name="P7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21" draw:text-style-name="P6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18" draw:text-style-name="P7" draw:layer="layout" svg:width="0.177cm" svg:height="0.154cm" svg:x="4.085cm" svg:y="3.238cm" svg:viewBox="0 0 178 155" svg:d="M106 15l-31 52 23 13 16-28c7 5 13 10 15 15 5 11 3 24-2 34-16 26-42 28-71 13-28-18-36-42-23-65 5-8 13-15 21-18 5-3 10-3 18 0l13-26c-29-13-57 0-75 31-21 39-8 83 31 106 41 24 86 13 106-23 11-18 11-34 3-52l18 5 10-15z">
            <text:p/>
          </draw:path>
          <draw:path draw:style-name="gr20" draw:text-style-name="P7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ath draw:style-name="gr21" draw:text-style-name="P6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olygon draw:style-name="gr18" draw:text-style-name="P7" draw:layer="layout" svg:width="0.183cm" svg:height="0.165cm" svg:x="4.194cm" svg:y="2.942cm" svg:viewBox="0 0 184 166" draw:points="106,122 93,104 174,73 184,36 80,75 36,0 26,36 73,112 8,93 0,124 148,166 156,135">
            <text:p/>
          </draw:polygon>
          <draw:path draw:style-name="gr18" draw:text-style-name="P7" draw:layer="layout" svg:width="0.159cm" svg:height="0.145cm" svg:x="4.238cm" svg:y="2.804cm" svg:viewBox="0 0 160 146" svg:d="M2 63c-6 21 2 39 15 52 13 15 31 28 55 31 20 2 44-3 59-16 16-13 24-28 29-49 2-21-5-39-16-52-13-15-33-26-54-28-24-3-44 2-62 13-16 13-24 28-26 49zM28 65c2-25 25-38 57-33 31 2 49 21 46 46-2 24-26 39-57 34-31-2-49-21-46-47z">
            <text:p/>
          </draw:path>
          <draw:polygon draw:style-name="gr18" draw:text-style-name="P7" draw:layer="layout" svg:width="0.152cm" svg:height="0.105cm" svg:x="4.256cm" svg:y="2.672cm" svg:viewBox="0 0 153 106" draw:points="0,75 0,106 153,104 150,0 124,0 127,73">
            <text:p/>
          </draw:polygon>
          <draw:path draw:style-name="gr18" draw:text-style-name="P7" draw:layer="layout" svg:width="0.165cm" svg:height="0.139cm" svg:x="4.243cm" svg:y="2.501cm" svg:viewBox="0 0 166 140" svg:d="M119 47l29-16-5-31-143 75 5 37 161 28-5-31-31-5zM96 57l5 42-62-13z">
            <text:p/>
          </draw:path>
          <draw:polygon draw:style-name="gr21" draw:text-style-name="P6" draw:layer="layout" svg:width="0.157cm" svg:height="0.155cm" svg:x="2.228cm" svg:y="2.166cm" svg:viewBox="0 0 158 156" draw:points="0,44 41,86 16,140 70,112 112,156 101,96 158,67 96,60 86,0 60,54">
            <text:p/>
          </draw:polygon>
          <draw:polygon draw:style-name="gr22" draw:text-style-name="P9" draw:layer="layout" svg:width="0.152cm" svg:height="0.152cm" svg:x="2.231cm" svg:y="2.169cm" svg:viewBox="0 0 153 153" draw:points="57,52 83,0 93,57 153,67 99,93 109,153 67,109 13,137 39,83 0,41">
            <text:p/>
          </draw:polygon>
          <draw:frame draw:style-name="gr23" draw:text-style-name="P8" draw:layer="layout" svg:width="0.206cm" svg:height="0.234cm" draw:transform="rotate (-0.546288055874225) translate (2.721cm 3.538cm)">
            <draw:text-box>
              <text:p text:style-name="P1"><text:span text:style-name="T5"><text:s/></text:span></text:p>
            </draw:text-box>
          </draw:frame>
          <draw:frame draw:style-name="gr24" draw:text-style-name="P8" draw:layer="layout" svg:width="0.206cm" svg:height="0.206cm" draw:transform="rotate (0.937067275395756) translate (2.298cm 2.104cm)">
            <draw:text-box>
              <text:p text:style-name="P1"><text:span text:style-name="T6"><text:s/></text:span></text:p>
            </draw:text-box>
          </draw:frame>
          <draw:frame draw:style-name="gr25" draw:text-style-name="P8" draw:layer="layout" svg:width="0.204cm" svg:height="0.205cm" draw:transform="rotate (0.886103661237521) translate (2.348cm 2.034cm)">
            <draw:text-box>
              <text:p text:style-name="P1"><text:span text:style-name="T6"><text:s/></text:span></text:p>
            </draw:text-box>
          </draw:frame>
          <draw:path draw:style-name="gr18" draw:text-style-name="P7" draw:layer="layout" svg:width="0.168cm" svg:height="0.173cm" svg:x="2.475cm" svg:y="1.832cm" svg:viewBox="0 0 169 174" svg:d="M96 174l49-39c16-12 24-25 24-46 0-18-8-36-21-55-16-18-36-31-55-33-15-3-31 2-46 18l-47 36zM104 133l-63-78 21-18c18-13 37-8 62 16 21 25 21 46 3 64z">
            <text:p/>
          </draw:path>
          <draw:path draw:style-name="gr18" draw:text-style-name="P7" draw:layer="layout" svg:width="0.147cm" svg:height="0.175cm" svg:x="2.666cm" svg:y="1.736cm" svg:viewBox="0 0 148 176" svg:d="M99 104l23 20 26-15-119-109-29 18 26 158 26-15-5-31zM75 86l-34 18-10-63z">
            <text:p/>
          </draw:path>
          <draw:polygon draw:style-name="gr20" draw:text-style-name="P7" draw:layer="layout" svg:width="0.126cm" svg:height="0.168cm" svg:x="2.765cm" svg:y="1.656cm" svg:viewBox="0 0 127 169" draw:points="80,39 122,23 114,0 0,41 8,67 49,49 99,169 127,158">
            <text:p/>
          </draw:polygon>
          <draw:polygon draw:style-name="gr21" draw:text-style-name="P6" draw:layer="layout" svg:width="0.126cm" svg:height="0.168cm" svg:x="2.765cm" svg:y="1.656cm" svg:viewBox="0 0 127 169" draw:points="80,39 122,23 114,0 0,41 8,67 49,49 99,169 127,158">
            <text:p/>
          </draw:polygon>
          <draw:path draw:style-name="gr18" draw:text-style-name="P7" draw:layer="layout" svg:width="0.136cm" svg:height="0.168cm" svg:x="2.939cm" svg:y="1.627cm" svg:viewBox="0 0 137 169" svg:d="M88 114l16 29 33-6-85-137-34 8-18 161 31-8 3-31zM75 91l-39 8 8-60z">
            <text:p/>
          </draw:path>
          <draw:polygon draw:style-name="gr18" draw:text-style-name="P7" draw:layer="layout" svg:width="0.123cm" svg:height="0.157cm" svg:x="3.074cm" svg:y="1.599cm" svg:viewBox="0 0 124 158" draw:points="78,29 124,26 122,0 0,8 0,34 47,31 54,158 86,156">
            <text:p/>
          </draw:polygon>
          <draw:polygon draw:style-name="gr18" draw:text-style-name="P7" draw:layer="layout" svg:width="0.121cm" svg:height="0.16cm" svg:x="3.242cm" svg:y="1.588cm" svg:viewBox="0 0 122 161" draw:points="36,88 112,93 112,67 39,62 41,29 122,34 122,8 10,0 0,153 117,161 117,135 34,130">
            <text:p/>
          </draw:polygon>
          <draw:polygon draw:style-name="gr18" draw:text-style-name="P7" draw:layer="layout" svg:width="0.157cm" svg:height="0.175cm" svg:x="3.387cm" svg:y="1.606cm" svg:viewBox="0 0 158 176" draw:points="44,104 62,93 96,169 132,176 86,78 158,29 122,21 52,73 65,5 34,0 0,148 31,153">
            <text:p/>
          </draw:polygon>
          <draw:polygon draw:style-name="gr18" draw:text-style-name="P7" draw:layer="layout" svg:width="0.17cm" svg:height="0.186cm" svg:x="3.551cm" svg:y="1.658cm" svg:viewBox="0 0 171 187" draw:points="88,174 117,187 171,47 143,34 106,130 88,13 54,0 0,140 29,150 67,54">
            <text:p/>
          </draw:polygon>
          <draw:polygon draw:style-name="gr18" draw:text-style-name="P7" draw:layer="layout" svg:width="0.105cm" svg:height="0.147cm" svg:x="3.704cm" svg:y="1.733cm" svg:viewBox="0 0 106 148" draw:points="106,16 75,0 0,132 29,148">
            <text:p/>
          </draw:polygon>
          <draw:polygon draw:style-name="gr18" draw:text-style-name="P7" draw:layer="layout" svg:width="0.194cm" svg:height="0.201cm" svg:x="3.769cm" svg:y="1.772cm" svg:viewBox="0 0 195 202" draw:points="57,99 78,96 78,179 109,202 106,91 195,75 166,52 75,70 117,18 91,0 0,122 26,143">
            <text:p/>
          </draw:polygon>
          <draw:frame draw:style-name="gr26" draw:text-style-name="P8" draw:layer="layout" svg:width="0.202cm" svg:height="0.202cm" draw:transform="rotate (0.803025988842591) translate (2.402cm 1.969cm)">
            <draw:text-box>
              <text:p text:style-name="P1"><text:span text:style-name="T6"><text:s/></text:span></text:p>
            </draw:text-box>
          </draw:frame>
          <draw:polygon draw:style-name="gr21" draw:text-style-name="P6" draw:layer="layout" svg:width="0.152cm" svg:height="0.157cm" svg:x="4.059cm" svg:y="2.109cm" svg:viewBox="0 0 153 158" draw:points="153,36 96,54 62,0 57,62 0,75 54,99 49,158 91,112 145,135 114,83">
            <text:p/>
          </draw:polygon>
          <draw:polygon draw:style-name="gr22" draw:text-style-name="P9" draw:layer="layout" svg:width="0.152cm" svg:height="0.157cm" svg:x="4.059cm" svg:y="2.109cm" svg:viewBox="0 0 153 158" draw:points="114,83 145,135 91,112 49,158 54,99 0,75 57,60 62,0 96,52 153,36">
            <text:p/>
          </draw:polygon>
          <draw:path draw:style-name="gr27" draw:text-style-name="P7" draw:layer="layout" svg:width="1.877cm" svg:height="1.887cm" svg:x="2.303cm" svg:y="1.793cm" svg:viewBox="0 0 1878 1888" svg:d="M0 944c-3-519 420-944 944-944 513 0 936 425 934 944 2 519-421 939-934 944-524-5-947-425-944-944z">
            <text:p/>
          </draw:path>
          <draw:polygon draw:style-name="gr28" draw:text-style-name="P10" draw:layer="layout" svg:width="0cm" svg:height="0cm" svg:x="2.788cm" svg:y="2.955cm" svg:viewBox="0 0 0 0" draw:points="0,0">
            <text:p/>
          </draw:polygon>
          <draw:path draw:style-name="gr28" draw:text-style-name="P10" draw:layer="layout" svg:width="0.664cm" svg:height="0.531cm" svg:x="2.345cm" svg:y="2.488cm" svg:viewBox="0 0 665 532" svg:d="M245 532c-26-39-42-130-47-184h467v-185h-467c8-41 18-109 47-163h-205c-60 163-47 363 2 532z">
            <text:p/>
          </draw:path>
          <draw:path draw:style-name="gr28" draw:text-style-name="P10" draw:layer="layout" svg:width="0.614cm" svg:height="0.638cm" svg:x="2.394cm" svg:y="2.867cm" svg:viewBox="0 0 615 639" svg:d="M213 184c93 200 199 246 202 249v-433h200v516c-3 68-138 187-291 80-145-85-272-277-324-412z">
            <text:p/>
          </draw:path>
          <draw:polyline draw:style-name="gr29" draw:text-style-name="P6" draw:layer="layout" svg:width="0cm" svg:height="0cm" svg:x="2.998cm" svg:y="2.397cm" svg:viewBox="0 0 0 0" draw:points="0,0">
            <text:p/>
          </draw:polyline>
          <draw:polyline draw:style-name="gr29" draw:text-style-name="P6" draw:layer="layout" svg:width="0cm" svg:height="0cm" svg:x="2.879cm" svg:y="2.361cm" svg:viewBox="0 0 0 0" draw:points="0,0">
            <text:p/>
          </draw:polyline>
          <draw:path draw:style-name="gr28" draw:text-style-name="P10" draw:layer="layout" svg:width="0.603cm" svg:height="0.598cm" svg:x="2.386cm" svg:y="1.868cm" svg:viewBox="0 0 604 599" svg:d="M449 397v-145h155v-252c-142 41-290 127-409 252h80v155h-195c-39 65-70 153-80 192h604v-202z">
            <text:p/>
          </draw:path>
          <draw:polyline draw:style-name="gr29" draw:text-style-name="P6" draw:layer="layout" svg:width="0cm" svg:height="0cm" svg:x="2.998cm" svg:y="2.441cm" svg:viewBox="0 0 0 0" draw:points="0,0">
            <text:p/>
          </draw:polyline>
          <draw:polyline draw:style-name="gr29" draw:text-style-name="P6" draw:layer="layout" svg:width="0cm" svg:height="0cm" svg:x="2.998cm" svg:y="2.242cm" svg:viewBox="0 0 0 0" draw:points="0,0">
            <text:p/>
          </draw:polyline>
          <draw:path draw:style-name="gr28" draw:text-style-name="P10" draw:layer="layout" svg:width="0.751cm" svg:height="1.501cm" svg:x="3.237cm" svg:y="1.995cm" svg:viewBox="0 0 752 1502" svg:d="M0 0c418 3 752 340 752 749 0 415-334 753-752 753z">
            <text:p/>
          </draw:path>
          <draw:frame draw:style-name="gr30" draw:text-style-name="P8" draw:layer="layout" svg:width="0.202cm" svg:height="0.234cm" draw:transform="rotate (-0.922406509679004) translate (4.145cm 1.985cm)">
            <draw:text-box>
              <text:p text:style-name="P1"><text:span text:style-name="T5"><text:s/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2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2T16:17:07.424000000</dc:date>
    <meta:editing-duration>PT20M54S</meta:editing-duration>
    <meta:editing-cycles>4</meta:editing-cycles>
    <meta:generator>LibreOffice/5.3.3.2$Windows_X86_64 LibreOffice_project/3d9a8b4b4e538a85e0782bd6c2d430bafe583448</meta:generator>
    <meta:document-statistic meta:object-count="89"/>
  </office:meta>
</office:document-meta>
</file>